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2f019" officeooo:paragraph-rsid="0002f019"/>
    </style:style>
    <style:style style:name="P2" style:family="paragraph" style:parent-style-name="Standard">
      <style:paragraph-properties fo:text-align="justify" style:justify-single-word="false"/>
      <style:text-properties officeooo:rsid="00147042" officeooo:paragraph-rsid="00147042"/>
    </style:style>
    <style:style style:name="P3" style:family="paragraph" style:parent-style-name="Standard">
      <style:paragraph-properties fo:text-align="justify" style:justify-single-word="false"/>
      <style:text-properties officeooo:paragraph-rsid="00094834"/>
    </style:style>
    <style:style style:name="P4" style:family="paragraph" style:parent-style-name="Standard">
      <style:paragraph-properties fo:text-align="justify" style:justify-single-word="false"/>
      <style:text-properties officeooo:paragraph-rsid="000800e2"/>
    </style:style>
    <style:style style:name="P5" style:family="paragraph" style:parent-style-name="Standard">
      <style:paragraph-properties fo:text-align="justify" style:justify-single-word="false"/>
      <style:text-properties officeooo:paragraph-rsid="00147042"/>
    </style:style>
    <style:style style:name="P6" style:family="paragraph" style:parent-style-name="Standard">
      <style:paragraph-properties fo:text-align="justify" style:justify-single-word="false"/>
      <style:text-properties officeooo:paragraph-rsid="0016a9f2"/>
    </style:style>
    <style:style style:name="P7" style:family="paragraph" style:parent-style-name="Standard">
      <style:paragraph-properties fo:text-align="center" style:justify-single-word="false"/>
      <style:text-properties fo:font-weight="bold" officeooo:rsid="0002349b" officeooo:paragraph-rsid="0002349b" style:font-weight-asian="bold" style:font-weight-complex="bold"/>
    </style:style>
    <style:style style:name="P8" style:family="paragraph" style:parent-style-name="Standard">
      <style:paragraph-properties fo:text-align="justify" style:justify-single-word="false"/>
      <style:text-properties fo:color="#ed1c24" fo:font-weight="bold" officeooo:rsid="00176f13" officeooo:paragraph-rsid="00176f13" style:font-weight-asian="bold" style:font-weight-complex="bold"/>
    </style:style>
    <style:style style:name="P9" style:family="paragraph" style:parent-style-name="Standard">
      <style:paragraph-properties fo:text-align="justify" style:justify-single-word="false"/>
      <style:text-properties fo:color="#ed1c24" fo:font-weight="bold" officeooo:rsid="00176f13" officeooo:paragraph-rsid="001a3875" style:font-weight-asian="bold" style:font-weight-complex="bold"/>
    </style:style>
    <style:style style:name="P10" style:family="paragraph" style:parent-style-name="Standard">
      <style:paragraph-properties fo:text-align="justify" style:justify-single-word="false"/>
      <style:text-properties fo:color="#ed1c24" fo:font-weight="bold" officeooo:rsid="00176f13" officeooo:paragraph-rsid="001b29e9" style:font-weight-asian="bold" style:font-weight-complex="bold"/>
    </style:style>
    <style:style style:name="P11" style:family="paragraph" style:parent-style-name="Standard">
      <style:paragraph-properties fo:text-align="justify" style:justify-single-word="false"/>
      <style:text-properties fo:color="#bc312e" fo:font-weight="bold" officeooo:rsid="00176f13" officeooo:paragraph-rsid="00176f13" style:font-weight-asian="bold" style:font-weight-complex="bold"/>
    </style:style>
    <style:style style:name="P12" style:family="paragraph" style:parent-style-name="Standard">
      <style:paragraph-properties fo:text-align="justify" style:justify-single-word="false"/>
      <style:text-properties fo:color="#bc312e" fo:font-weight="bold" officeooo:rsid="001d8b34" officeooo:paragraph-rsid="001d8b34" style:font-weight-asian="bold" style:font-weight-complex="bold"/>
    </style:style>
    <style:style style:name="P13" style:family="paragraph" style:parent-style-name="Standard">
      <style:paragraph-properties fo:text-align="justify" style:justify-single-word="false"/>
      <style:text-properties fo:color="#bc312e" fo:font-weight="bold" officeooo:rsid="001f06fa" officeooo:paragraph-rsid="001f06fa" style:font-weight-asian="bold" style:font-weight-complex="bold"/>
    </style:style>
    <style:style style:name="P14" style:family="paragraph" style:parent-style-name="Standard">
      <style:paragraph-properties fo:text-align="justify" style:justify-single-word="false"/>
      <style:text-properties fo:color="#000000" fo:font-weight="normal" officeooo:rsid="001d8b34" officeooo:paragraph-rsid="001d8b34" style:font-weight-asian="normal" style:font-weight-complex="normal"/>
    </style:style>
    <style:style style:name="P15" style:family="paragraph" style:parent-style-name="Standard">
      <style:paragraph-properties fo:text-align="justify" style:justify-single-word="false"/>
      <style:text-properties fo:color="#000000" fo:font-weight="normal" officeooo:rsid="001d8b34" officeooo:paragraph-rsid="001f06fa" style:font-weight-asian="normal" style:font-weight-complex="normal"/>
    </style:style>
    <style:style style:name="P16" style:family="paragraph" style:parent-style-name="Standard">
      <style:paragraph-properties fo:text-align="justify" style:justify-single-word="false"/>
      <style:text-properties fo:color="#000000" fo:font-weight="normal" officeooo:rsid="001f06fa" officeooo:paragraph-rsid="001f06fa" style:font-weight-asian="normal" style:font-weight-complex="normal"/>
    </style:style>
    <style:style style:name="P17" style:family="paragraph" style:parent-style-name="Standard">
      <style:paragraph-properties fo:text-align="justify" style:justify-single-word="false"/>
      <style:text-properties fo:color="#ce181e" officeooo:rsid="00094834" officeooo:paragraph-rsid="0016a9f2"/>
    </style:style>
    <style:style style:name="P18" style:family="paragraph" style:parent-style-name="Standard">
      <style:paragraph-properties fo:text-align="justify" style:justify-single-word="false"/>
      <style:text-properties fo:color="#bc312e" fo:font-weight="normal" officeooo:rsid="000800e2" officeooo:paragraph-rsid="0016a9f2" style:font-weight-asian="normal" style:font-weight-complex="normal"/>
    </style:style>
    <style:style style:name="P19" style:family="paragraph" style:parent-style-name="Standard">
      <style:paragraph-properties fo:text-align="justify" style:justify-single-word="false"/>
      <style:text-properties fo:color="#000000" fo:font-weight="normal" officeooo:rsid="001856d7" officeooo:paragraph-rsid="001a3875" style:font-weight-asian="normal" style:font-weight-complex="normal"/>
    </style:style>
    <style:style style:name="T1" style:family="text">
      <style:text-properties officeooo:rsid="0002f019"/>
    </style:style>
    <style:style style:name="T2" style:family="text">
      <style:text-properties officeooo:rsid="00046942" fo:background-color="#fff200" loext:char-shading-value="0"/>
    </style:style>
    <style:style style:name="T3" style:family="text">
      <style:text-properties officeooo:rsid="0002f019" fo:background-color="#fff200" loext:char-shading-value="0"/>
    </style:style>
    <style:style style:name="T4" style:family="text">
      <style:text-properties fo:color="#ce181e" officeooo:rsid="000800e2"/>
    </style:style>
    <style:style style:name="T5" style:family="text">
      <style:text-properties fo:color="#ce181e" style:text-position="0% 100%" fo:font-weight="bold" officeooo:rsid="000800e2" style:font-weight-asian="bold" style:font-weight-complex="bold"/>
    </style:style>
    <style:style style:name="T6" style:family="text">
      <style:text-properties officeooo:rsid="000800e2"/>
    </style:style>
    <style:style style:name="T7" style:family="text">
      <style:text-properties fo:color="#000000" officeooo:rsid="00094834"/>
    </style:style>
    <style:style style:name="T8" style:family="text">
      <style:text-properties fo:color="#000000" officeooo:rsid="000b1cf1"/>
    </style:style>
    <style:style style:name="T9" style:family="text">
      <style:text-properties fo:color="#000000" officeooo:rsid="000b4713" fo:background-color="#fff200" loext:char-shading-value="0"/>
    </style:style>
    <style:style style:name="T10" style:family="text">
      <style:text-properties fo:color="#000000" officeooo:rsid="0014bd02" fo:background-color="#fff200" loext:char-shading-value="0"/>
    </style:style>
    <style:style style:name="T11" style:family="text">
      <style:text-properties fo:color="#000000" officeooo:rsid="000d53a2"/>
    </style:style>
    <style:style style:name="T12" style:family="text">
      <style:text-properties fo:color="#000000" officeooo:rsid="000d53a2" fo:background-color="transparent" loext:char-shading-value="0"/>
    </style:style>
    <style:style style:name="T13" style:family="text">
      <style:text-properties fo:color="#000000" fo:font-weight="bold" officeooo:rsid="000d53a2" style:font-weight-asian="bold" style:font-weight-complex="bold"/>
    </style:style>
    <style:style style:name="T14" style:family="text">
      <style:text-properties fo:color="#000000" fo:font-weight="bold" officeooo:rsid="000d53a2" fo:background-color="transparent" loext:char-shading-value="0" style:font-weight-asian="bold" style:font-weight-complex="bold"/>
    </style:style>
    <style:style style:name="T15" style:family="text">
      <style:text-properties fo:color="#000000" style:text-position="0% 100%" fo:font-weight="bold" officeooo:rsid="00094834" style:font-weight-asian="bold" style:font-weight-complex="bold"/>
    </style:style>
    <style:style style:name="T16" style:family="text">
      <style:text-properties fo:color="#000000" officeooo:rsid="001856d7"/>
    </style:style>
    <style:style style:name="T17" style:family="text">
      <style:text-properties fo:color="#000000" fo:font-weight="normal" officeooo:rsid="001856d7" style:font-weight-asian="normal" style:font-weight-complex="normal"/>
    </style:style>
    <style:style style:name="T18" style:family="text">
      <style:text-properties fo:color="#000000" fo:font-weight="normal" officeooo:rsid="0019ed2e" style:font-weight-asian="normal" style:font-weight-complex="normal"/>
    </style:style>
    <style:style style:name="T19" style:family="text">
      <style:text-properties fo:color="#000000" fo:font-weight="normal" officeooo:rsid="001b29e9" style:font-weight-asian="normal" style:font-weight-complex="normal"/>
    </style:style>
    <style:style style:name="T20" style:family="text">
      <style:text-properties fo:color="#000000" fo:font-weight="normal" officeooo:rsid="0021a517" style:font-weight-asian="normal" style:font-weight-complex="normal"/>
    </style:style>
    <style:style style:name="T21" style:family="text">
      <style:text-properties fo:color="#000000" officeooo:rsid="001a3875"/>
    </style:style>
    <style:style style:name="T22" style:family="text">
      <style:text-properties officeooo:rsid="000d53a2"/>
    </style:style>
    <style:style style:name="T23" style:family="text">
      <style:text-properties fo:color="#ed1c24" officeooo:rsid="000d53a2"/>
    </style:style>
    <style:style style:name="T24" style:family="text">
      <style:text-properties officeooo:rsid="00147042"/>
    </style:style>
    <style:style style:name="T25" style:family="text">
      <style:text-properties fo:font-weight="bold" style:font-weight-asian="bold" style:font-weight-complex="bold"/>
    </style:style>
    <style:style style:name="T26" style:family="text">
      <style:text-properties officeooo:rsid="001856d7"/>
    </style:style>
    <style:style style:name="T27" style:family="text">
      <style:text-properties fo:color="#bc312e" fo:font-weight="bold" officeooo:rsid="000d53a2" style:font-weight-asian="bold" style:font-weight-complex="bold"/>
    </style:style>
    <style:style style:name="T28" style:family="text">
      <style:text-properties fo:color="#bc312e" fo:font-weight="bold" officeooo:rsid="0002f019" style:font-weight-asian="bold" style:font-weight-complex="bold"/>
    </style:style>
    <style:style style:name="T29" style:family="text">
      <style:text-properties fo:color="#bc312e" fo:font-weight="normal" officeooo:rsid="00094834" style:font-weight-asian="normal" style:font-weight-complex="normal"/>
    </style:style>
    <style:style style:name="T30" style:family="text">
      <style:text-properties fo:color="#bc312e" fo:font-weight="normal" officeooo:rsid="000d53a2" style:font-weight-asian="normal" style:font-weight-complex="normal"/>
    </style:style>
    <style:style style:name="T31" style:family="text">
      <style:text-properties officeooo:rsid="001f06fa"/>
    </style:style>
    <style:style style:name="T32" style:family="text">
      <style:text-properties officeooo:rsid="001fe3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O SISTEMAS DISTRIBUÍDOS</text:p>
      <text:p text:style-name="P1"/>
      <text:p text:style-name="P6"><text:span text:style-name="T27">PROTOCOLO</text:span><text:span text:style-name="T28"> HTTP</text:span><text:span text:style-name="T1"> – protocolo base do World Wide Web. Protocolo de comunicação para sistemas distribuídos e colaborativos em que transfere ou troca de forma lógica </text:span><text:span text:style-name="T3">hipertextos</text:span><text:span text:style-name="T1">.<text:line-break/>(</text:span><text:span text:style-name="T2">HIPERTEXTOS </text:span><text:span text:style-name="T1">é uma forma de representar várias informações como imagem, texto, som e outras mídias no mesmo texto através de ligações lógicas que são chamados de links hiperlinks).</text:span></text:p>
      <text:p text:style-name="P17"/>
      <text:p text:style-name="P6"><text:span text:style-name="T29">E</text:span><text:span text:style-name="T30">strutura</text:span><text:span text:style-name="T29"> HTTP</text:span><text:span text:style-name="T4"><text:tab/></text:span></text:p>
      <text:p text:style-name="P3"><text:span text:style-name="T5"><text:tab/></text:span><text:span text:style-name="T15">Cabeçalho(header)</text:span><text:span text:style-name="T7"> – </text:span><text:span text:style-name="T8">informa informações da mensagem e do cliente-servidor</text:span></text:p>
      <text:p text:style-name="P3"><text:span text:style-name="T7"><text:tab/></text:span><text:span text:style-name="T15">Corpo(body)</text:span><text:span text:style-name="T7"> – </text:span><text:span text:style-name="T8">está contido a informação requisitada pela cliente ou informação dados a serem enviados para o servidor.</text:span></text:p>
      <text:p text:style-name="P6"><text:span text:style-name="T7"><text:tab/></text:span><text:span text:style-name="T9">Ambas as partes fazem parte do Resquest <text:s/></text:span><text:span text:style-name="T10">e </text:span><text:span text:style-name="T9">Response!</text:span></text:p>
      <text:p text:style-name="P18">Método do HTTP</text:p>
      <text:p text:style-name="P4"><text:span text:style-name="T4"><text:tab/></text:span><text:span text:style-name="T6">HTTP é definido por métodos para indicar uma ação em determinado recurso.</text:span></text:p>
      <text:p text:style-name="P4"><text:tab/><text:span text:style-name="T13">GET</text:span><text:span text:style-name="T11"> </text:span><text:span text:style-name="T22">– solicita uma representação de um recurso especificado. Pode ser um arquivo HTML, XML, JSON, etc.</text:span></text:p>
      <text:p text:style-name="P4"><text:tab/><text:span text:style-name="T13">POST</text:span><text:span text:style-name="T22"> – usado para criar um recurso. Quando usado os dados vão para o corpo da requisição.</text:span></text:p>
      <text:p text:style-name="P4"><text:tab/><text:span text:style-name="T13">DELETE </text:span><text:span text:style-name="T22">– exclui o recurso especificado. </text:span></text:p>
      <text:p text:style-name="P4"><text:tab/><text:span text:style-name="T14">PUT</text:span><text:span text:style-name="T12"> </text:span><text:span text:style-name="T22">– requisita que um recurso seja guardado na URL, se o recurso já existir então ele deve ser atualizado e se não existir, poderá ser criado.</text:span></text:p>
      <text:p text:style-name="P4"><text:tab/><text:span text:style-name="T13">HEAD</text:span><text:span text:style-name="T23"> </text:span><text:span text:style-name="T11">– </text:span><text:span text:style-name="T22">retorna informações sobre o recurso, semelhante ao get.</text:span></text:p>
      <text:p text:style-name="P4"/>
      <text:p text:style-name="P2">Toda requisição recebe um código de respostas (status) que refere-se ao status do request.</text:p>
      <text:p text:style-name="P5"><text:tab/><text:span text:style-name="T25">1XX</text:span> – Inform<text:span text:style-name="T24">at</text:span>i<text:span text:style-name="T24">v</text:span>a: solicitação recebida, dando continuidade ao processo. </text:p>
      <text:p text:style-name="P5"><text:tab/><text:span text:style-name="T25">2XX</text:span> – Sucesso: refere-se à requisição que foi recebida, compreendida e processada com êxito. </text:p>
      <text:p text:style-name="P5"><text:tab/><text:span text:style-name="T25">3XX</text:span> – Redirecionamento: o cliente ainda precisa completar a requisições um ativo serviço a completará. </text:p>
      <text:p text:style-name="P5"><text:tab/><text:span text:style-name="T25">4XX</text:span> – Erro do Cliente: destinada para o caso de o cliente ter um erro com o request. </text:p>
      <text:p text:style-name="P5"><text:tab/><text:span text:style-name="T25">5XX</text:span> – Outros Erros: Indica que o servidor ao processar a requisição obteve uma falha.</text:p>
      <text:p text:style-name="P5"/>
      <text:p text:style-name="P5"/>
      <text:p text:style-name="P11">WEB SERVICES</text:p>
      <text:p text:style-name="P8"><text:tab/><text:span text:style-name="T17">Web </text:span><text:span text:style-name="T18">S</text:span><text:span text:style-name="T17">ervices permite a integração </text:span><text:span text:style-name="T20">entre</text:span><text:span text:style-name="T17"> diferentes sistemas e compartilha aplicações.</text:span></text:p>
      <text:p text:style-name="P10"><text:span text:style-name="T17"><text:tab/>Usa </text:span><text:span text:style-name="T18">protocolos</text:span><text:span text:style-name="T17"> padrões como HTTP, XML, SOAP, JSON </text:span><text:span text:style-name="T19">e </text:span><text:span text:style-name="T17">REST.</text:span></text:p>
      <text:p text:style-name="P9"><text:span text:style-name="T16">➢ XML:</text:span><text:span text:style-name="T17"> fornece descrição, armazenamento, e o formato da transmissão para trocar os dados através dos Web Services. </text:span></text:p>
      <text:p text:style-name="P9"><text:span text:style-name="T16">➢ SOAP:</text:span><text:span text:style-name="T17"> baseia-se em uma invocação remota de um método e para tal necessita especificar o endereço do componente, o nome do método e os argumentos para esse método. O SOAP providencia o transporte de dados para o Web Services. </text:span></text:p>
      <text:p text:style-name="P9"><text:span text:style-name="T16">➢ JSON: </text:span><text:span text:style-name="T17">é um formato conhecido pela transferência de dados, similar ao XML, e com a mesma utilidade porem mais leve e mais simples de se entender. É muito utilizado para retornar dados vindos de um servidor utilizando requisições AJAX para atualizar dados em tempo real. </text:span></text:p>
      <text:p text:style-name="P9"><text:span text:style-name="T16">➢ R</text:span><text:span text:style-name="T21">EST</text:span><text:span text:style-name="T16">:</text:span><text:span text:style-name="T17"> é uma estrutura criada para ser mais simples que o SOAP. Por suportar os métodos get, post, put e delete pode comportar-se como um browser.</text:span></text:p>
      <text:p text:style-name="P19"/>
      <text:p text:style-name="P12"><text:span text:style-name="T26">C</text:span>OMPUTAÇÃO PARALELA</text:p>
      <text:p text:style-name="P14"><text:span text:style-name="T25">➢ Concorrência:</text:span> ocorre quando existem dois ou mais processos executados em simultâneo; mais especificamente, o termo é utilizado quando processos disputam o acesso a recursos partilhados. </text:p>
      <text:p text:style-name="P14"><text:span text:style-name="T25">➢ Paralelismo:</text:span> uma aplicação é executada por um conjunto de processadores em um único ambiente. </text:p>
      <text:p text:style-name="P14"><text:span text:style-name="T25">➢ Processamento Paralelo:</text:span> várias unidades ativas colaborando na resolução de um mesmo problema. </text:p>
      <text:p text:style-name="P14"><text:span text:style-name="T25">➢ Processamento Distribuído: </text:span>vários componentes localizados em uma rede e coordenando suas ações por troca de mensagens.</text:p>
      <text:p text:style-name="P14"/>
      <text:p text:style-name="P12"><text:soft-page-break/>PLATAFORMA<text:span text:style-name="T31">S</text:span> <text:span text:style-name="T32">DISTRIBUÍDA</text:span></text:p>
      <text:p text:style-name="P14"/>
      <text:p text:style-name="P15"><text:span text:style-name="T25">➢ Cluster: </text:span>é uma arquitetura de sistema capaz de combinar vários computadores para trabalharem em conjunto ou pode denominar o grupo em si de computadores combinados. Cada estação é denominada “nodo” e, combinadas, formam o cluster. O cluster pode aumentar de tamanho pela adição de outras máquinas. </text:p>
      <text:p text:style-name="P15"><text:span text:style-name="T25">➢ Grid: </text:span>é um modelo computacional capaz de alcançar uma alta taxa de processamento dividindo as tarefas entre diversas máquinas, podendo ser em rede local ou rede de longa distância, que foram uma máquina virtual. Esses processos podem ser executados no momento em que as máquinas não estão sendo utilizadas pelo usuário, assim evitando o desperdício de processamento da máquina utilizada. </text:p>
      <text:p text:style-name="P15"/>
      <text:p text:style-name="P15"/>
      <text:p text:style-name="P15"/>
      <text:p text:style-name="P13">COMPUTAÇÃO EM NUVEM</text:p>
      <text:p text:style-name="P13"/>
      <text:p text:style-name="P16"><text:span text:style-name="T25">➢ Nuvem pública:</text:span> é definida como uma série de serviços de computação oferecidos por terceiros à Internet Pública, os quais são disponibilizados a qualquer pessoa que queira utilizá-los ou comprá-los. </text:p>
      <text:p text:style-name="P16"><text:span text:style-name="T25">➢ Nuvem Privada: </text:span>Refere-se aos serviços de computação em nuvem oferecidos pela Internet ou por uma rede interna privada somente a usuários selecionados e não ao publico em geral.</text:p>
      <text:p text:style-name="P16"><text:span text:style-name="T25">➢ Nuvem Híbrida:</text:span> é um ambiente de computação que combina nuvens publicas e nuvens privadas, permitindo que os dados e aplicativos sejam compartilhados entre el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3:34:51.822309912</meta:creation-date>
    <dc:date>2018-06-06T10:49:53.350640084</dc:date>
    <meta:editing-duration>PT1H10M18S</meta:editing-duration>
    <meta:editing-cycles>30</meta:editing-cycles>
    <meta:generator>LibreOffice/6.0.3.2$Linux_X86_64 LibreOffice_project/00m0$Build-2</meta:generator>
    <meta:document-statistic meta:table-count="0" meta:image-count="0" meta:object-count="0" meta:page-count="2" meta:paragraph-count="38" meta:word-count="683" meta:character-count="4414" meta:non-whitespace-character-count="3723"/>
  </office:meta>
</office:document-meta>
</file>